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af5b" officeooo:paragraph-rsid="0000af5b"/>
    </style:style>
    <style:style style:name="P2" style:family="paragraph" style:parent-style-name="Table_20_Contents">
      <style:text-properties officeooo:rsid="0000af5b" officeooo:paragraph-rsid="0000af5b"/>
    </style:style>
    <style:style style:name="P3" style:family="paragraph" style:parent-style-name="Table_20_Contents">
      <style:text-properties officeooo:paragraph-rsid="000230ec"/>
    </style:style>
    <style:style style:name="P4" style:family="paragraph" style:parent-style-name="Table_20_Contents">
      <style:text-properties officeooo:rsid="000353ac" officeooo:paragraph-rsid="000353ac"/>
    </style:style>
    <style:style style:name="P5" style:family="paragraph" style:parent-style-name="Table_20_Contents">
      <style:text-properties officeooo:rsid="0004f02a" officeooo:paragraph-rsid="0004f02a"/>
    </style:style>
    <style:style style:name="P6" style:family="paragraph" style:parent-style-name="Table_20_Contents">
      <style:text-properties officeooo:rsid="00085843" officeooo:paragraph-rsid="00085843"/>
    </style:style>
    <style:style style:name="T1" style:family="text">
      <style:text-properties officeooo:rsid="0000af5b"/>
    </style:style>
    <style:style style:name="T2" style:family="text">
      <style:text-properties officeooo:rsid="000129c5"/>
    </style:style>
    <style:style style:name="T3" style:family="text">
      <style:text-properties officeooo:rsid="000230ec"/>
    </style:style>
    <style:style style:name="T4" style:family="text">
      <style:text-properties officeooo:rsid="000353ac"/>
    </style:style>
    <style:style style:name="T5" style:family="text">
      <style:text-properties officeooo:rsid="0004f02a"/>
    </style:style>
    <style:style style:name="T6" style:family="text">
      <style:text-properties style:font-name="Liberation Serif1"/>
    </style:style>
    <style:style style:name="T7" style:family="text">
      <style:text-properties style:font-name="Liberation Sans1"/>
    </style:style>
    <style:style style:name="T8" style:family="text">
      <style:text-properties officeooo:rsid="00068aad"/>
    </style:style>
    <style:style style:name="T9" style:family="text">
      <style:text-properties officeooo:rsid="00085843"/>
    </style:style>
    <style:style style:name="T10" style:family="text">
      <style:text-properties officeooo:rsid="000979f6"/>
    </style:style>
    <style:style style:name="T11" style:family="text">
      <style:text-properties officeooo:rsid="000aef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rting</text:p>
      <text:p text:style-name="P1">Data Structures and Algorithms</text:p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Data Structures</text:p>
          </table:table-cell>
          <table:table-cell table:style-name="Table1.B1" office:value-type="string">
            <text:p text:style-name="Table_20_Contents">- <text:span text:style-name="T1">Choosing the right one early on will save you time</text:span></text:p>
            <text:p text:style-name="Table_20_Contents">- <text:span text:style-name="T1">Computer Science/Programming is Data Structures and their relationship to Algorithms</text:span></text:p>
          </table:table-cell>
        </table:table-row>
        <table:table-row>
          <table:table-cell table:style-name="Table1.A2" office:value-type="string">
            <text:p text:style-name="P2">Heuristic</text:p>
          </table:table-cell>
          <table:table-cell table:style-name="Table1.B2" office:value-type="string">
            <text:p text:style-name="Table_20_Contents">- <text:span text:style-name="T1">You don’t analyze all the data, so you take a reference and apply it to fill in the rest</text:span></text:p>
          </table:table-cell>
        </table:table-row>
        <table:table-row>
          <table:table-cell table:style-name="Table1.A2" office:value-type="string">
            <text:p text:style-name="P2">Time Complexities</text:p>
          </table:table-cell>
          <table:table-cell table:style-name="Table1.B2" office:value-type="string">
            <text:p text:style-name="Table_20_Contents">- <text:span text:style-name="T1">Big O notation, O(n)</text:span></text:p>
            <text:p text:style-name="Table_20_Contents">- <text:span text:style-name="T2">n is the number of elements</text:span></text:p>
            <text:p text:style-name="Table_20_Contents">- <text:span text:style-name="T8">how does the number of operations grow based on the number of inputs</text:span></text:p>
            <text:p text:style-name="P3">- <text:span text:style-name="T3">repeated functions matter</text:span></text:p>
            <text:p text:style-name="Table_20_Contents">- <text:span text:style-name="T3">one off operations don’t matter</text:span></text:p>
            <text:p text:style-name="Table_20_Contents">- <text:span text:style-name="T3">declrations, if, and return statements don’t really matter</text:span></text:p>
          </table:table-cell>
        </table:table-row>
        <table:table-row>
          <table:table-cell table:style-name="Table1.A2" office:value-type="string">
            <text:p text:style-name="P4">Algorithms</text:p>
          </table:table-cell>
          <table:table-cell table:style-name="Table1.B2" office:value-type="string">
            <text:p text:style-name="Table_20_Contents">- <text:span text:style-name="T4">A recipe of for loops and if statements</text:span></text:p>
            <text:p text:style-name="Table_20_Contents">- <text:span text:style-name="T4">has to complete, and return an answer in a finite amount time</text:span></text:p>
          </table:table-cell>
        </table:table-row>
        <table:table-row>
          <table:table-cell table:style-name="Table1.A2" office:value-type="string">
            <text:p text:style-name="P5">Algorithm Analysis</text:p>
          </table:table-cell>
          <table:table-cell table:style-name="Table1.B2" office:value-type="string">
            <text:p text:style-name="Table_20_Contents">- <text:span text:style-name="T5">Big O (omikron) is the worst case scenario</text:span></text:p>
            <text:p text:style-name="P5">- o(n) is best case</text:p>
            <text:p text:style-name="P5">- Big Omega (<text:span text:style-name="T6">Ω</text:span>) is best case</text:p>
            <text:p text:style-name="P5">- Big Theta (<text:span text:style-name="T7">Θ</text:span>) is when best and worse case is the same</text:p>
            <text:p text:style-name="P5">- there are other types</text:p>
            <text:p text:style-name="P5"/>
          </table:table-cell>
        </table:table-row>
        <table:table-row>
          <table:table-cell table:style-name="Table1.A2" office:value-type="string">
            <text:p text:style-name="P6">Big O notation</text:p>
          </table:table-cell>
          <table:table-cell table:style-name="Table1.B2" office:value-type="string">
            <text:p text:style-name="Table_20_Contents">- <text:span text:style-name="T8">The only thing better than O(n) is O(log n)</text:span></text:p>
            <text:p text:style-name="Table_20_Contents">- <text:span text:style-name="T8">O(log n) means you have to use binary search</text:span></text:p>
            <text:p text:style-name="Table_20_Contents">- <text:span text:style-name="T9">log lo 2(16) = 4</text:span></text:p>
            <text:p text:style-name="Table_20_Contents">- <text:span text:style-name="T9">log lo2 (x)</text:span></text:p>
            <text:p text:style-name="Table_20_Contents">- <text:span text:style-name="T9">2 to the power of what = x</text:span></text:p>
            <text:p text:style-name="Table_20_Contents">- <text:span text:style-name="T9">log lo2(n) &gt; n squared is great</text:span></text:p>
            <text:p text:style-name="Table_20_Contents">- <text:span text:style-name="T9">n cubed to n up7 is acceptable if it’s the only way</text:span></text:p>
            <text:p text:style-name="Table_20_Contents">- <text:span text:style-name="T9">above that is UNACCEPTABLE</text:span></text:p>
            <text:p text:style-name="Table_20_Contents">- <text:span text:style-name="T10">O(n log n) is the best you can do with no information about things you have to sort</text:span></text:p>
          </table:table-cell>
        </table:table-row>
        <table:table-row>
          <table:table-cell table:style-name="Table1.A2" office:value-type="string">
            <text:p text:style-name="P6">How to Pick the Right Data Structure</text:p>
          </table:table-cell>
          <table:table-cell table:style-name="Table1.B2" office:value-type="string">
            <text:p text:style-name="Table_20_Contents">- <text:span text:style-name="T9">Pick one that have optimal time for the operations you will use the most</text:span></text:p>
            <text:p text:style-name="Table_20_Contents">- <text:span text:style-name="T10">Worry about efficiency after you’re done</text:span></text:p>
            <text:p text:style-name="Table_20_Contents">- <text:span text:style-name="T10">If you have less that 1000 things to work with don’t worry about optimization</text:span></text:p>
            <text:p text:style-name="Table_20_Contents">- <text:span text:style-name="T11">Choose the right data structure first and the algorithms will fall into place</text:span></text:p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0:59:34.804270897</meta:creation-date>
    <dc:date>2017-01-12T12:28:25.782279754</dc:date>
    <meta:editing-duration>PT7M20S</meta:editing-duration>
    <meta:editing-cycles>2</meta:editing-cycles>
    <meta:generator>LibreOffice/5.1.4.2$Linux_X86_64 LibreOffice_project/10m0$Build-2</meta:generator>
    <meta:document-statistic meta:table-count="1" meta:image-count="0" meta:object-count="0" meta:page-count="2" meta:paragraph-count="38" meta:word-count="306" meta:character-count="1521" meta:non-whitespace-character-count="1253"/>
  </office:meta>
</office:document-meta>
</file>